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aa6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aa6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aa6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aa6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aa6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aa6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aa6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aa6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aa6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aa6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aa6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aa6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aa6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aa6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aa6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aa6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aa6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esús Roberto Quijada Hernández 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0/7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8834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0 0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7.9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39" meta:non-whitespace-character-count="972"/>
    <meta:template xlink:type="simple" xlink:actuate="onRequest" xlink:title="Normal" xlink:href=""/>
  </office:meta>
</office:document-meta>
</file>